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 Unicode MS" svg:font-family="'Arial Unicode MS'"/>
    <style:font-face style:name="Lohit Devanagari1" svg:font-family="'Lohit Devanagari'"/>
    <style:font-face style:name="Liberation Mono" svg:font-family="'Liberation Mono'" style:font-family-generic="modern" style:font-pitch="fixed"/>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01cm" fo:margin-left="-0.004cm" fo:margin-top="0cm" fo:margin-bottom="0cm" table:align="left" style:writing-mode="lr-tb"/>
    </style:style>
    <style:style style:name="Table1.A" style:family="table-column">
      <style:table-column-properties style:column-width="2.505cm"/>
    </style:style>
    <style:style style:name="Table1.B" style:family="table-column">
      <style:table-column-properties style:column-width="5.306cm"/>
    </style:style>
    <style:style style:name="Table1.C" style:family="table-column">
      <style:table-column-properties style:column-width="3.332cm"/>
    </style:style>
    <style:style style:name="Table1.D" style:family="table-column">
      <style:table-column-properties style:column-width="5.556cm"/>
    </style:style>
    <style:style style:name="Table1.1" style:family="table-row">
      <style:table-row-properties style:min-row-height="0.503cm" fo:keep-together="auto"/>
    </style:style>
    <style:style style:name="Table1.A1" style:family="table-cell">
      <style:table-cell-properties fo:padding="0.141cm" fo:border-left="none" fo:border-right="none" fo:border-top="none" fo:border-bottom="0.5pt solid #000001"/>
    </style:style>
    <style:style style:name="Table1.2" style:family="table-row">
      <style:table-row-properties style:min-row-height="0.512cm" fo:keep-together="auto"/>
    </style:style>
    <style:style style:name="Table1.A2" style:family="table-cell">
      <style:table-cell-properties fo:padding="0.141cm" fo:border="0.5pt solid #000001"/>
    </style:style>
    <style:style style:name="Table1.3" style:family="table-row">
      <style:table-row-properties style:min-row-height="0.441cm" fo:keep-together="auto"/>
    </style:style>
    <style:style style:name="Table2" style:family="table">
      <style:table-properties style:width="16.667cm" fo:margin-left="-0.004cm" fo:margin-top="0cm" fo:margin-bottom="0cm" table:align="left" style:writing-mode="lr-tb"/>
    </style:style>
    <style:style style:name="Table2.A" style:family="table-column">
      <style:table-column-properties style:column-width="4.225cm"/>
    </style:style>
    <style:style style:name="Table2.B" style:family="table-column">
      <style:table-column-properties style:column-width="4.223cm"/>
    </style:style>
    <style:style style:name="Table2.C" style:family="table-column">
      <style:table-column-properties style:column-width="4.221cm"/>
    </style:style>
    <style:style style:name="Table2.D" style:family="table-column">
      <style:table-column-properties style:column-width="3.997cm"/>
    </style:style>
    <style:style style:name="Table2.1" style:family="table-row">
      <style:table-row-properties style:min-row-height="0.503cm" fo:keep-together="auto"/>
    </style:style>
    <style:style style:name="Table2.A1" style:family="table-cell">
      <style:table-cell-properties fo:padding="0.141cm" fo:border-left="none" fo:border-right="none" fo:border-top="none" fo:border-bottom="0.5pt solid #000001"/>
    </style:style>
    <style:style style:name="Table2.2" style:family="table-row">
      <style:table-row-properties style:min-row-height="0.688cm" fo:keep-together="auto"/>
    </style:style>
    <style:style style:name="Table2.A2" style:family="table-cell">
      <style:table-cell-properties fo:padding="0.141cm" fo:border="0.5pt solid #000001"/>
    </style:style>
    <style:style style:name="Table2.B2" style:family="table-cell">
      <style:table-cell-properties style:vertical-align="bottom" fo:padding="0.141cm" fo:border="0.5pt solid #000001"/>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5.08cm"/>
          <style:tab-stop style:position="10.16cm"/>
        </style:tab-stops>
      </style:paragraph-properties>
    </style:style>
    <style:style style:name="P3" style:family="paragraph" style:parent-style-name="Standard">
      <style:paragraph-properties fo:text-align="center" style:justify-single-word="false"/>
      <style:text-properties officeooo:paragraph-rsid="001db36d"/>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paragraph-properties fo:orphans="0" fo:widows="0"/>
    </style:style>
    <style:style style:name="P8" style:family="paragraph" style:parent-style-name="Standard">
      <style:paragraph-properties>
        <style:tab-stops>
          <style:tab-stop style:position="5.08cm"/>
          <style:tab-stop style:position="10.16cm"/>
        </style:tab-stops>
      </style:paragraph-properties>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officeooo:paragraph-rsid="001db36d"/>
    </style:style>
    <style:style style:name="P11" style:family="paragraph" style:parent-style-name="Standard">
      <style:text-properties officeooo:paragraph-rsid="001eab92"/>
    </style:style>
    <style:style style:name="P12" style:family="paragraph" style:parent-style-name="Standard">
      <style:text-properties officeooo:paragraph-rsid="002021a9"/>
    </style:style>
    <style:style style:name="P13" style:family="paragraph" style:parent-style-name="Standard">
      <style:text-properties officeooo:paragraph-rsid="0021d0f2"/>
    </style:style>
    <style:style style:name="P14" style:family="paragraph" style:parent-style-name="Standard">
      <style:text-properties officeooo:paragraph-rsid="00226084"/>
    </style:style>
    <style:style style:name="P15" style:family="paragraph" style:parent-style-name="Standard">
      <style:paragraph-properties fo:break-before="page"/>
    </style:style>
    <style:style style:name="P16" style:family="paragraph" style:parent-style-name="Standard" style:master-page-name="Converted2">
      <style:paragraph-properties fo:text-align="center" style:justify-single-word="false" style:page-number="1"/>
      <style:text-properties fo:font-size="24pt" style:font-size-asian="24pt" style:font-size-complex="24pt"/>
    </style:style>
    <style:style style:name="P17" style:family="paragraph" style:parent-style-name="Standard">
      <style:paragraph-properties fo:margin-left="0.635cm" fo:margin-right="0cm" fo:text-indent="-0.635cm" style:auto-text-indent="false"/>
    </style:style>
    <style:style style:name="P18" style:family="paragraph" style:parent-style-name="Standard">
      <style:paragraph-properties fo:margin-left="1.27cm" fo:margin-right="0cm" fo:text-indent="-0.635cm" style:auto-text-indent="false"/>
    </style:style>
    <style:style style:name="P19" style:family="paragraph" style:parent-style-name="Text_20_body" style:list-style-name="WWNum2"/>
    <style:style style:name="P20" style:family="paragraph" style:parent-style-name="Heading_20_1" style:master-page-name="Converted3">
      <style:paragraph-properties style:page-number="1"/>
    </style:style>
    <style:style style:name="P21" style:family="paragraph" style:parent-style-name="Header">
      <style:paragraph-properties>
        <style:tab-stops>
          <style:tab-stop style:position="0.318cm"/>
          <style:tab-stop style:position="0.635cm"/>
          <style:tab-stop style:position="1.27cm"/>
          <style:tab-stop style:position="8.255cm" style:type="center"/>
          <style:tab-stop style:position="16.475cm" style:type="right"/>
        </style:tab-stops>
      </style:paragraph-properties>
    </style:style>
    <style:style style:name="P22" style:family="paragraph" style:parent-style-name="Header">
      <style:paragraph-properties>
        <style:tab-stops>
          <style:tab-stop style:position="0.318cm"/>
          <style:tab-stop style:position="0.635cm"/>
          <style:tab-stop style:position="1.27cm"/>
        </style:tab-stops>
      </style:paragraph-properties>
    </style:style>
    <style:style style:name="P23" style:family="paragraph" style:parent-style-name="Header">
      <style:paragraph-properties fo:break-before="page">
        <style:tab-stops>
          <style:tab-stop style:position="0.318cm"/>
          <style:tab-stop style:position="0.635cm"/>
          <style:tab-stop style:position="1.27cm"/>
        </style:tab-stops>
      </style:paragraph-properties>
    </style:style>
    <style:style style:name="P24" style:family="paragraph" style:parent-style-name="Title" style:master-page-name="Standard">
      <style:paragraph-properties style:page-number="1"/>
    </style:style>
    <style:style style:name="P25" style:family="paragraph" style:parent-style-name="Footer">
      <style:paragraph-properties>
        <style:tab-stops>
          <style:tab-stop style:position="0.318cm"/>
          <style:tab-stop style:position="0.635cm"/>
          <style:tab-stop style:position="1.27cm"/>
          <style:tab-stop style:position="8.255cm" style:type="center"/>
          <style:tab-stop style:position="16.475cm" style:type="right"/>
        </style:tab-stops>
      </style:paragraph-properties>
    </style:style>
    <style:style style:name="T1" style:family="text">
      <style:text-properties fo:font-weight="bold" style:font-weight-asian="bold" style:font-weight-complex="bold"/>
    </style:style>
    <style:style style:name="T2" style:family="text">
      <style:text-properties fo:font-size="24pt" style:font-size-asian="24pt" style:font-size-complex="24pt"/>
    </style:style>
    <style:style style:name="T3" style:family="text">
      <style:text-properties fo:font-size="24pt" officeooo:rsid="001db36d" style:font-size-asian="24pt" style:font-size-complex="24pt"/>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style:font-name-asian="Arial Unicode MS1" style:font-name-complex="Arial Unicode MS1"/>
    </style:style>
    <style:style style:name="T7" style:family="text">
      <style:text-properties officeooo:rsid="001eab92" style:font-name-asian="Arial Unicode MS1" style:font-name-complex="Arial Unicode MS1"/>
    </style:style>
    <style:style style:name="T8" style:family="text">
      <style:text-properties officeooo:rsid="001f1282" style:font-name-asian="Arial Unicode MS1" style:font-name-complex="Arial Unicode MS1"/>
    </style:style>
    <style:style style:name="T9" style:family="text">
      <style:text-properties officeooo:rsid="002021a9" style:font-name-asian="Arial Unicode MS1" style:font-name-complex="Arial Unicode MS1"/>
    </style:style>
    <style:style style:name="T10" style:family="text">
      <style:text-properties officeooo:rsid="00209b58" style:font-name-asian="Arial Unicode MS1" style:font-name-complex="Arial Unicode MS1"/>
    </style:style>
    <style:style style:name="T11" style:family="text">
      <style:text-properties officeooo:rsid="0021d0f2" style:font-name-asian="Arial Unicode MS1" style:font-name-complex="Arial Unicode MS1"/>
    </style:style>
    <style:style style:name="T12" style:family="text">
      <style:text-properties officeooo:rsid="00226084" style:font-name-asian="Arial Unicode MS1" style:font-name-complex="Arial Unicode MS1"/>
    </style:style>
    <style:style style:name="T13" style:family="text">
      <style:text-properties fo:font-style="italic" style:font-style-asian="italic" style:font-style-complex="italic"/>
    </style:style>
    <style:style style:name="T14" style:family="text">
      <style:text-properties officeooo:rsid="001db36d"/>
    </style:style>
    <style:style style:name="T15" style:family="text">
      <style:text-properties fo:font-style="normal" officeooo:rsid="001db36d" style:font-name-asian="Arial Unicode MS1" style:font-style-asian="normal" style:font-name-complex="Arial Unicode MS1" style:font-style-complex="normal"/>
    </style:style>
    <style:style style:name="T16"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page_20_number">Software Requirements Specification Template</text:span></text:p>
      <text:p text:style-name="P1"><text:span text:style-name="page_20_number">CS 258 Software Engineering</text:span></text:p>
      <text:p text:style-name="P1"><text:span text:style-name="page_20_number">January 2018</text:span></text:p>
      <text:p text:style-name="Standard"><text:span text:style-name="page_20_number"/></text:p>
      <text:p text:style-name="Standard"><text:span text:style-name="page_20_number">The following annotated template shall be used to complete the Software Requirements Specification (SRS) assignment of CS 258. <text:s/></text:span></text:p>
      <text:p text:style-name="Standard"><text:span text:style-name="page_20_number"/></text:p>
      <text:p text:style-name="Standard"><text:span text:style-name="page_20_number"><text:span text:style-name="T1">Template Usage:</text:span></text:span></text:p>
      <text:p text:style-name="Standard"><text:span text:style-name="page_20_number">Text contained within angle brackets (‘&lt;’, ‘&gt;’) shall be replaced by your project-specific information and/or details. <text:s/>For example, &lt;Project Name&gt; will be replaced with either ‘Smart Home’ or ‘Sensor Network’.</text:span></text:p>
      <text:p text:style-name="Standard"><text:span text:style-name="page_20_number"/></text:p>
      <text:p text:style-name="Standard"><text:span text:style-name="page_20_number">Italicized text is included to briefly annotate the purpose of each section within this template. <text:s/>This text should not appear in the final version of your submitted SRS.</text:span></text:p>
      <text:p text:style-name="Standard"><text:span text:style-name="page_20_number"/></text:p>
      <text:p text:style-name="Standard"><text:span text:style-name="page_20_number">This cover page is not a part of the final template and should be removed before your SRS is submitted.</text:span></text:p>
      <text:p text:style-name="Standard"><text:span text:style-name="page_20_number"/></text:p>
      <text:p text:style-name="Standard"><text:span text:style-name="page_20_number"><text:span text:style-name="T1">Acknowledgements:</text:span></text:span></text:p>
      <text:p text:style-name="Standard"><text:span text:style-name="page_20_number">Sections of this document are based on the IEEE Guide to Software Requirements Specification (ANSI/IEEE Std. 830-1984). <text:s/>The SRS templates of Dr. Orest Pilskalns (WSU, Vancover) and Jack Hagemeister (WSU, Pullman) have also been used as guides in developing this.</text:span></text:p>
      <text:p text:style-name="Standard"><text:span text:style-name="page_20_number"/></text:p>
      <text:p text:style-name="Standard"><text:span text:style-name="page_20_number"/></text:p>
      <text:p text:style-name="P16"><text:span text:style-name="page_20_number"/></text:p>
      <text:p text:style-name="P4"><text:span text:style-name="page_20_number"/></text:p>
      <text:p text:style-name="P4"><text:span text:style-name="page_20_number"/></text:p>
      <text:p text:style-name="P1"><text:span text:style-name="page_20_number"><text:span text:style-name="T3">Leave management system</text:span></text:span></text:p>
      <text:p text:style-name="P5"><text:span text:style-name="page_20_number"/></text:p>
      <text:p text:style-name="P5"><text:span text:style-name="page_20_number"/></text:p>
      <text:p text:style-name="P5"><text:span text:style-name="page_20_number"/></text:p>
      <text:p text:style-name="P1"><text:span text:style-name="page_20_number"><text:span text:style-name="T2">Software Requirements Specification</text:span></text:span></text:p>
      <text:p text:style-name="P5"><text:span text:style-name="page_20_number"/></text:p>
      <text:p text:style-name="P3"><text:span text:style-name="page_20_number"><text:span text:style-name="T3">1.0</text:span></text:span></text:p>
      <text:p text:style-name="P5"><text:span text:style-name="page_20_number"/></text:p>
      <text:p text:style-name="P3"><text:span text:style-name="page_20_number"><text:span text:style-name="T3">2018-01-23</text:span></text:span></text:p>
      <text:p text:style-name="P5"><text:span text:style-name="page_20_number"/></text:p>
      <text:p text:style-name="P5"><text:span text:style-name="page_20_number"/></text:p>
      <text:p text:style-name="P5"><text:span text:style-name="page_20_number"/></text:p>
      <text:p text:style-name="P3"><text:span text:style-name="page_20_number"><text:span text:style-name="T3">Group B</text:span></text:span></text:p>
      <text:p text:style-name="P5"><text:span text:style-name="page_20_number"/></text:p>
      <text:p text:style-name="P5"><text:span text:style-name="page_20_number"/></text:p>
      <text:p text:style-name="P5"><text:span text:style-name="page_20_number"/></text:p>
      <text:p text:style-name="P5"><text:span text:style-name="page_20_number"/></text:p>
      <text:p text:style-name="P5"><text:span text:style-name="page_20_number"/></text:p>
      <text:p text:style-name="P1"><text:span text:style-name="page_20_number"><text:span text:style-name="T4">Prepared for</text:span></text:span></text:p>
      <text:p text:style-name="P1"><text:span text:style-name="page_20_number"><text:span text:style-name="T4">CS 258 Software Engineering</text:span></text:span></text:p>
      <text:p text:style-name="P1"><text:span text:style-name="page_20_number"><text:span text:style-name="T4">Spring 2018</text:span></text:span><text:bookmark text:name="_GoBack"/></text:p>
      <text:p text:style-name="P5"><text:span text:style-name="page_20_number"/></text:p>
      <text:p text:style-name="P22"/>
      <text:p text:style-name="P23"><text:span text:style-name="page_20_number"/></text:p>
      <text:h text:style-name="Heading_20_1" text:outline-level="1"><text:bookmark-start text:name="_Toc"/><text:span text:style-name="page_20_number"><text:span text:style-name="T6">Revision History</text:span></text:span><text:bookmark-end text:name="_Toc"/></text:h>
      <text:p text:style-name="P7"><text:span text:style-name="page_20_numb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page_20_number"><text:span text:style-name="T1">Date</text:span></text:span></text:p>
          </table:table-cell>
          <table:table-cell table:style-name="Table1.A1" office:value-type="string">
            <text:p text:style-name="P1"><text:span text:style-name="page_20_number"><text:span text:style-name="T1">Description</text:span></text:span></text:p>
          </table:table-cell>
          <table:table-cell table:style-name="Table1.A1" office:value-type="string">
            <text:p text:style-name="P1"><text:span text:style-name="page_20_number"><text:span text:style-name="T1">Author</text:span></text:span></text:p>
          </table:table-cell>
          <table:table-cell table:style-name="Table1.A1" office:value-type="string">
            <text:p text:style-name="P1"><text:span text:style-name="page_20_number"><text:span text:style-name="T1">Comments</text:span></text:span></text:p>
          </table:table-cell>
        </table:table-row>
        <table:table-row table:style-name="Table1.2">
          <table:table-cell table:style-name="Table1.A2" office:value-type="string">
            <text:p text:style-name="P10"><text:span text:style-name="page_20_number"><text:span text:style-name="T14">2018-01-23</text:span></text:span></text:p>
          </table:table-cell>
          <table:table-cell table:style-name="Table1.A2" office:value-type="string">
            <text:p text:style-name="Standard"><text:span text:style-name="page_20_number">Version 1</text:span></text:p>
          </table:table-cell>
          <table:table-cell table:style-name="Table1.A2" office:value-type="string">
            <text:p text:style-name="P10"><text:span text:style-name="page_20_number"><text:span text:style-name="T14">Arjun</text:span></text:span></text:p>
          </table:table-cell>
          <table:table-cell table:style-name="Table1.A2" office:value-type="string">
            <text:p text:style-name="Standard"><text:span text:style-name="page_20_number"><text:span text:style-name="T14">Initial proposal</text:span></text:span></text:p>
          </table:table-cell>
        </table:table-row>
        <table:table-row table:style-name="Table1.3">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row>
        <table:table-row table:style-name="Table1.3">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row>
        <table:table-row table:style-name="Table1.3">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row>
      </table:table>
      <text:p text:style-name="P7"><text:span text:style-name="page_20_number"/></text:p>
      <text:p text:style-name="Standard"><text:span text:style-name="page_20_number"/></text:p>
      <text:p text:style-name="Standard"><text:span text:style-name="page_20_number"/></text:p>
      <text:h text:style-name="Heading_20_1" text:outline-level="1"><text:bookmark-start text:name="_Toc1"/><text:span text:style-name="page_20_number"><text:span text:style-name="T6">Document Approval</text:span></text:span><text:bookmark-end text:name="_Toc1"/></text:h>
      <text:p text:style-name="Standard"><text:span text:style-name="page_20_number"/></text:p>
      <text:p text:style-name="P7"><text:span text:style-name="page_20_number">The following Software Requirements Specification has been accepted and approved by the following:</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text:span text:style-name="page_20_number"><text:span text:style-name="T1">Signature</text:span></text:span></text:p>
          </table:table-cell>
          <table:table-cell table:style-name="Table2.A1" office:value-type="string">
            <text:p text:style-name="P2"><text:span text:style-name="page_20_number"><text:span text:style-name="T1">Printed Name</text:span></text:span></text:p>
          </table:table-cell>
          <table:table-cell table:style-name="Table2.A1" office:value-type="string">
            <text:p text:style-name="P2"><text:span text:style-name="page_20_number"><text:span text:style-name="T1">Title</text:span></text:span></text:p>
          </table:table-cell>
          <table:table-cell table:style-name="Table2.A1" office:value-type="string">
            <text:p text:style-name="P2"><text:span text:style-name="page_20_number"><text:span text:style-name="T1">Date</text:span></text:span></text:p>
          </table:table-cell>
        </table:table-row>
        <table:table-row table:style-name="Table2.2">
          <table:table-cell table:style-name="Table2.A2" office:value-type="string">
            <text:p text:style-name="Standard"/>
          </table:table-cell>
          <table:table-cell table:style-name="Table2.B2" office:value-type="string">
            <text:p text:style-name="P8"><text:span text:style-name="page_20_number">&lt;Your Name&gt;</text:span></text:p>
          </table:table-cell>
          <table:table-cell table:style-name="Table2.B2" office:value-type="string">
            <text:p text:style-name="P8"/>
          </table:table-cell>
          <table:table-cell table:style-name="Table2.A2" office:value-type="string">
            <text:p text:style-name="Standard"/>
          </table:table-cell>
        </table:table-row>
        <table:table-row table:style-name="Table2.2">
          <table:table-cell table:style-name="Table2.A2" office:value-type="string">
            <text:p text:style-name="Standard"/>
          </table:table-cell>
          <table:table-cell table:style-name="Table2.B2" office:value-type="string">
            <text:p text:style-name="P8"/>
          </table:table-cell>
          <table:table-cell table:style-name="Table2.B2" office:value-type="string">
            <text:p text:style-name="P8"/>
          </table:table-cell>
          <table:table-cell table:style-name="Table2.A2" office:value-type="string">
            <text:p text:style-name="Standard"/>
          </table:table-cell>
        </table:table-row>
        <table:table-row table:style-name="Table2.2">
          <table:table-cell table:style-name="Table2.A2" office:value-type="string">
            <text:p text:style-name="Standard"/>
          </table:table-cell>
          <table:table-cell table:style-name="Table2.B2" office:value-type="string">
            <text:p text:style-name="Standard"/>
          </table:table-cell>
          <table:table-cell table:style-name="Table2.B2" office:value-type="string">
            <text:p text:style-name="Standard"/>
          </table:table-cell>
          <table:table-cell table:style-name="Table2.A2" office:value-type="string">
            <text:p text:style-name="Standard"/>
          </table:table-cell>
        </table:table-row>
      </table:table>
      <text:p text:style-name="P7"><text:span text:style-name="page_20_number"/></text:p>
      <text:p text:style-name="P8"><text:span text:style-name="page_20_number"><text:tab/><text:tab/><text:tab/><text:tab/><text:tab/></text:span></text:p>
      <text:p text:style-name="Standard"/>
      <text:p text:style-name="P15"><text:span text:style-name="page_20_number"><text:span text:style-name="T5">Table of Contents</text:span></text:span></text:p>
      <text:p text:style-name="P22"/>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Standard"/>
        </text:index-body>
      </text:table-of-content>
      <text:p text:style-name="Contents_20_1"><text:span text:style-name="T6">Revision History<text:tab/>ii</text:span></text:p>
      <text:p text:style-name="Contents_20_1"><text:span text:style-name="T6">Document Approval<text:tab/>ii</text:span></text:p>
      <text:p text:style-name="Contents_20_1"><text:span text:style-name="T6">1. Introduction<text:tab/>i</text:span></text:p>
      <text:p text:style-name="Contents_20_2"><text:span text:style-name="T6">1.1 Purpose<text:tab/>i</text:span></text:p>
      <text:p text:style-name="Contents_20_2"><text:span text:style-name="T6">1.2 Scope<text:tab/>i</text:span></text:p>
      <text:p text:style-name="Contents_20_2"><text:span text:style-name="T6">1.3 Definitions, Acronyms, and Abbreviations<text:tab/>i</text:span></text:p>
      <text:p text:style-name="Contents_20_2"><text:span text:style-name="T6">1.4 References<text:tab/>i</text:span></text:p>
      <text:p text:style-name="Contents_20_2"><text:span text:style-name="T6">1.5 Overview<text:tab/>i</text:span></text:p>
      <text:p text:style-name="Contents_20_1"><text:span text:style-name="T6">2. General Description<text:tab/>ii</text:span></text:p>
      <text:p text:style-name="Contents_20_2"><text:span text:style-name="T6">2.1 Product Perspective<text:tab/>ii</text:span></text:p>
      <text:p text:style-name="Contents_20_2"><text:span text:style-name="T6">2.2 Product Functions<text:tab/>ii</text:span></text:p>
      <text:p text:style-name="Contents_20_2"><text:span text:style-name="T6">2.3 User Characteristics<text:tab/>ii</text:span></text:p>
      <text:p text:style-name="Contents_20_2"><text:span text:style-name="T6">2.4 General Constraints<text:tab/>ii</text:span></text:p>
      <text:p text:style-name="Contents_20_2"><text:span text:style-name="T6">2.5 Assumptions and Dependencies<text:tab/>ii</text:span></text:p>
      <text:p text:style-name="Contents_20_1"><text:span text:style-name="T6">3. Specific Requirements<text:tab/>ii</text:span></text:p>
      <text:p text:style-name="Contents_20_2"><text:span text:style-name="T6">3.1 External Interface Requirements<text:tab/>iii</text:span></text:p>
      <text:p text:style-name="Contents_20_3"><text:span text:style-name="T6">3.1.1 User Interfaces<text:tab/>iii</text:span></text:p>
      <text:p text:style-name="Contents_20_3"><text:span text:style-name="T6">3.1.2 Hardware Interfaces<text:tab/>iii</text:span></text:p>
      <text:p text:style-name="Contents_20_3"><text:span text:style-name="T6">3.1.3 Software Interfaces<text:tab/>iii</text:span></text:p>
      <text:p text:style-name="Contents_20_3"><text:span text:style-name="T6">3.1.4 Communications Interfaces<text:tab/>iii</text:span></text:p>
      <text:p text:style-name="Contents_20_2"><text:span text:style-name="T6">3.2 Functional Requirements<text:tab/>iii</text:span></text:p>
      <text:p text:style-name="Contents_20_3"><text:span text:style-name="T6">3.2.1 &lt;Functional Requirement or Feature #1&gt;<text:tab/>iii</text:span></text:p>
      <text:p text:style-name="Contents_20_3"><text:span text:style-name="T6">3.2.2 &lt;Functional Requirement or Feature #2&gt;<text:tab/>iii</text:span></text:p>
      <text:p text:style-name="Contents_20_2"><text:span text:style-name="T6">3.3 Classes / Objects<text:tab/>iii</text:span></text:p>
      <text:p text:style-name="Contents_20_3"><text:span text:style-name="T6">3.3.1 &lt;Class / Object #1&gt;<text:tab/>iii</text:span></text:p>
      <text:p text:style-name="Contents_20_3"><text:span text:style-name="T6">3.3.2 &lt;Class / Object #2&gt;<text:tab/>iii</text:span></text:p>
      <text:p text:style-name="Contents_20_2"><text:span text:style-name="T6">3.4 Non-Functional Requirements<text:tab/>iii</text:span></text:p>
      <text:p text:style-name="Contents_20_3"><text:span text:style-name="T6">3.4.1 Performance<text:tab/>iv</text:span></text:p>
      <text:p text:style-name="Contents_20_3"><text:span text:style-name="T6">3.4.2 Reliability<text:tab/>iv</text:span></text:p>
      <text:p text:style-name="Contents_20_3"><text:span text:style-name="T6">3.4.3 Availability<text:tab/>iv</text:span></text:p>
      <text:p text:style-name="Contents_20_3"><text:span text:style-name="T6">3.4.4 Security<text:tab/>iv</text:span></text:p>
      <text:p text:style-name="Contents_20_3"><text:span text:style-name="T6">3.4.5 Maintainability<text:tab/>iv</text:span></text:p>
      <text:p text:style-name="Contents_20_3"><text:span text:style-name="T6">3.4.6 Portability<text:tab/>iv</text:span></text:p>
      <text:p text:style-name="Contents_20_2"><text:span text:style-name="T6">3.5 Inverse Requirements<text:tab/>iv</text:span></text:p>
      <text:p text:style-name="Contents_20_2"><text:span text:style-name="T6">3.6 Design Constraints<text:tab/>iv</text:span></text:p>
      <text:p text:style-name="Contents_20_2"><text:span text:style-name="T6">3.7 Logical Database Requirements<text:tab/>iv</text:span></text:p>
      <text:p text:style-name="Contents_20_2"><text:span text:style-name="T6">3.8 Other Requirements<text:tab/>iv</text:span></text:p>
      <text:p text:style-name="Contents_20_1"><text:span text:style-name="T6">A. Appendices<text:tab/>iv</text:span></text:p>
      <text:p text:style-name="Contents_20_2"><text:span text:style-name="T6">A.1 Appendix 1<text:tab/>iv</text:span></text:p>
      <text:p text:style-name="Contents_20_2"><text:soft-page-break/><text:span text:style-name="T6">A.2 Appendix 2<text:tab/>iv</text:span></text:p>
      <text:p text:style-name="P6"><text:span text:style-name="page_20_number"/></text:p>
      <text:p text:style-name="P6"><text:span text:style-name="page_20_number"/></text:p>
      <text:h text:style-name="P20" text:outline-level="1"><text:bookmark-start text:name="_Toc2"/><text:span text:style-name="page_20_number"><text:span text:style-name="T6">1. Introduction</text:span></text:span><text:bookmark-end text:name="_Toc2"/></text:h>
      <text:p text:style-name="Standard"><text:span text:style-name="page_20_number"><text:span text:style-name="T6">“</text:span></text:span><text:span text:style-name="page_20_number"><text:span text:style-name="T8">leave management system” aims to be a web-based leave application and viewing system. It is aimed to be used in the intranet with no access to the outside web. </text:span></text:span><text:span text:style-name="page_20_number"><text:span text:style-name="T10">It provides the facility of having recommending authorities and sanctioning authorities, i</text:span></text:span><text:span text:style-name="page_20_number"><text:span text:style-name="T8">t also provides </text:span></text:span><text:span text:style-name="page_20_number"><text:span text:style-name="T9">regular </text:span></text:span><text:span text:style-name="page_20_number"><text:span text:style-name="T8">backup and recovery capabilities.</text:span></text:span></text:p>
      <text:p text:style-name="Standard"><text:span text:style-name="page_20_number"><text:span text:style-name="T6"/></text:span></text:p>
      <text:h text:style-name="Heading_20_2" text:outline-level="2"><text:bookmark-start text:name="_Toc3"/><text:span text:style-name="page_20_number"><text:span text:style-name="T6">1.1 Purpose</text:span></text:span><text:bookmark-end text:name="_Toc3"/></text:h>
      <text:p text:style-name="P10"><text:span text:style-name="page_20_number"><text:span text:style-name="T15">This document aims to provide all relevant details to implement “leave management system”. It has primarily been aimed at a software engineer looking to implement the same.</text:span></text:span></text:p>
      <text:h text:style-name="Heading_20_2" text:outline-level="2"><text:bookmark-start text:name="_Toc4"/><text:span text:style-name="page_20_number"><text:span text:style-name="T6">1.2 Scope</text:span></text:span><text:bookmark-end text:name="_Toc4"/></text:h>
      <text:p text:style-name="P11"><text:span text:style-name="page_20_number"><text:span text:style-name="T7">The “leave management system” contains <text:s/></text:span></text:span><text:span text:style-name="page_20_number"><text:span text:style-name="T9">X</text:span></text:span><text:span text:style-name="page_20_number"><text:span text:style-name="T7"> parts</text:span></text:span></text:p>
      <text:p text:style-name="P12"><text:span text:style-name="page_20_number"><text:span text:style-name="T9"/></text:span></text:p>
      <text:p text:style-name="P11"><text:span text:style-name="page_20_number"><text:span text:style-name="T9">1.</text:span></text:span><text:span text:style-name="page_20_number"><text:span text:style-name="T7"> Authentication screen</text:span></text:span></text:p>
      <text:p text:style-name="P11"><text:span text:style-name="page_20_number"><text:span text:style-name="T8">This will be the first page that opens </text:span></text:span><text:span text:style-name="page_20_number"><text:span text:style-name="T9">when vis</text:span></text:span><text:span text:style-name="page_20_number"><text:span text:style-name="T11">i</text:span></text:span><text:span text:style-name="page_20_number"><text:span text:style-name="T9">ting the website.</text:span></text:span></text:p>
      <text:p text:style-name="P11"><text:span text:style-name="page_20_number"><text:span text:style-name="T9"/></text:span></text:p>
      <text:p text:style-name="P12"><text:span text:style-name="page_20_number"><text:span text:style-name="T9">2. Administration Console</text:span></text:span></text:p>
      <text:p text:style-name="P13"><text:span text:style-name="page_20_number"><text:span text:style-name="T9">This is the page allows the administrator to </text:span></text:span></text:p>
      <text:p text:style-name="P13"><text:span text:style-name="page_20_number"><text:span text:style-name="T11">i. </text:span></text:span><text:span text:style-name="page_20_number"><text:span text:style-name="T9">backup, recover the database</text:span></text:span></text:p>
      <text:p text:style-name="P13"><text:span text:style-name="page_20_number"><text:span text:style-name="T11">ii. </text:span></text:span><text:span text:style-name="page_20_number"><text:span text:style-name="T9">add, remove and modify </text:span></text:span><text:span text:style-name="page_20_number"><text:span text:style-name="T11">Employee</text:span></text:span><text:span text:style-name="page_20_number"><text:span text:style-name="T9">.</text:span></text:span></text:p>
      <text:p text:style-name="P13"><text:span text:style-name="page_20_number"><text:span text:style-name="T9"/></text:span></text:p>
      <text:p text:style-name="P13"><text:span text:style-name="page_20_number"><text:span text:style-name="T11">3. Employee Creation/Modification Page.</text:span></text:span></text:p>
      <text:p text:style-name="P13"><text:span text:style-name="page_20_number"><text:span text:style-name="T11">This page allows the administrator to create employees with details</text:span></text:span></text:p>
      <text:p text:style-name="P13"><text:span text:style-name="page_20_number"><text:span text:style-name="T11">i. Name</text:span></text:span></text:p>
      <text:p text:style-name="P13"><text:span text:style-name="page_20_number"><text:span text:style-name="T11">ii. Designation</text:span></text:span></text:p>
      <text:p text:style-name="P13"><text:span text:style-name="page_20_number"><text:span text:style-name="T11">and assign them privileges like.</text:span></text:span></text:p>
      <text:p text:style-name="P13"><text:span text:style-name="page_20_number"><text:span text:style-name="T11">i. Viewing authority</text:span></text:span></text:p>
      <text:p text:style-name="P13"><text:span text:style-name="page_20_number"><text:span text:style-name="T11">ii. </text:span></text:span><text:span text:style-name="page_20_number"><text:span text:style-name="T12">Applying on behalf of someone else</text:span></text:span></text:p>
      <text:p text:style-name="P13"><text:span text:style-name="page_20_number"><text:span text:style-name="T11">iii. <text:s/>Sanctioning <text:s/>(tentative)</text:span></text:span></text:p>
      <text:p text:style-name="P13"><text:span text:style-name="page_20_number"><text:span text:style-name="T11">iv. Recommending (tentative)</text:span></text:span></text:p>
      <text:p text:style-name="P13"><text:span text:style-name="page_20_number"><text:span text:style-name="T11"/></text:span></text:p>
      <text:p text:style-name="P13"><text:span text:style-name="page_20_number"><text:span text:style-name="T11">4. Employee page</text:span></text:span></text:p>
      <text:p text:style-name="P13"><text:span text:style-name="page_20_number"><text:span text:style-name="T11">This page lists allows the employee to</text:span></text:span></text:p>
      <text:p text:style-name="P13"><text:span text:style-name="page_20_number"><text:span text:style-name="T11">i. </text:span></text:span><text:span text:style-name="page_20_number"><text:span text:style-name="T12">View</text:span></text:span><text:span text:style-name="page_20_number"><text:span text:style-name="T11"> employee details</text:span></text:span></text:p>
      <text:p text:style-name="P13"><text:span text:style-name="page_20_number"><text:span text:style-name="T11">ii. Current leave status </text:span></text:span></text:p>
      <text:p text:style-name="P13"><text:span text:style-name="page_20_number"><text:span text:style-name="T11">iii. Recommend leaves (if applicable)</text:span></text:span></text:p>
      <text:p text:style-name="P13"><text:span text:style-name="page_20_number"><text:span text:style-name="T11">iv. Sanction leaves (if applicable)</text:span></text:span></text:p>
      <text:p text:style-name="P13"><text:span text:style-name="page_20_number"><text:span text:style-name="T9"/></text:span></text:p>
      <text:p text:style-name="P11"><text:span text:style-name="page_20_number"><text:span text:style-name="T9">3.</text:span></text:span><text:span text:style-name="page_20_number"><text:span text:style-name="T7"> Leave Calendar</text:span></text:span></text:p>
      <text:p text:style-name="P14"><text:span text:style-name="page_20_number"><text:span text:style-name="T12">This page provides </text:span></text:span></text:p>
      <text:p text:style-name="P14"><text:span text:style-name="page_20_number"><text:span text:style-name="T12"/></text:span></text:p>
      <text:p text:style-name="P11"><text:span text:style-name="page_20_number"><text:span text:style-name="T9">4. </text:span></text:span><text:span text:style-name="page_20_number"><text:span text:style-name="T7">Leave list</text:span></text:span></text:p>
      <text:p text:style-name="P11"><text:span text:style-name="page_20_number"><text:span text:style-name="T9">5.</text:span></text:span><text:span text:style-name="page_20_number"><text:span text:style-name="T7"> Leave form</text:span></text:span></text:p>
      <text:p text:style-name="P11"><text:soft-page-break/><text:span text:style-name="page_20_number"><text:span text:style-name="T7"/></text:span></text:p>
      <text:p text:style-name="Standard"><text:span text:style-name="page_20_number"><text:span text:style-name="T13">This subsection should:</text:span></text:span></text:p>
      <text:p text:style-name="P17"><text:span text:style-name="page_20_number"><text:span text:style-name="T13">(1)<text:tab/> Identify the software product(s) to be produced by name; for example, Host DBMS, Report Generator, etc</text:span></text:span></text:p>
      <text:p text:style-name="P17"><text:span text:style-name="page_20_number"><text:span text:style-name="T13">(2)<text:tab/>Explain what the software product(s) will, and, if necessary, will not do</text:span></text:span></text:p>
      <text:p text:style-name="P17"><text:span text:style-name="page_20_number"><text:span text:style-name="T13">(3)<text:tab/>Describe the application of the software being specified. As a portion of this, it should:</text:span></text:span></text:p>
      <text:p text:style-name="P18"><text:span text:style-name="page_20_number"><text:span text:style-name="T13">(a) Describe all relevant benefits, objectives, and goals as precisely as possible. For example, to say that one goal is to provide effective reporting capabilities is not as good as saying parameter-driven, user-definable reports with a 2 h turnaround and on-line entry of user parameters.</text:span></text:span></text:p>
      <text:p text:style-name="P18"><text:span text:style-name="page_20_number"><text:span text:style-name="T13">(b) Be consistent with similar statements in higher-level specifications (for example, the System Requirement Specification), if they exist. What is the scope of this software product.</text:span></text:span></text:p>
      <text:h text:style-name="Heading_20_2" text:outline-level="2"><text:bookmark-start text:name="_Toc5"/><text:span text:style-name="page_20_number"><text:span text:style-name="T6">1.3 Definitions, Acronyms, and Abbreviations</text:span></text:span><text:bookmark-end text:name="_Toc5"/></text:h>
      <text:p text:style-name="Standard"><text:span text:style-name="page_20_number"><text:span text:style-name="T13">This subsection should provide the definitions of all terms, acronyms, and abbreviations required to properly interpret the SRS. This information may be provided by reference to one or more appendixes in the SRS or by reference to other documents.</text:span></text:span></text:p>
      <text:h text:style-name="Heading_20_2" text:outline-level="2"><text:bookmark-start text:name="_Toc6"/><text:span text:style-name="page_20_number"><text:span text:style-name="T6">1.4 References</text:span></text:span><text:bookmark-end text:name="_Toc6"/></text:h>
      <text:p text:style-name="Standard"><text:span text:style-name="page_20_number"><text:span text:style-name="T13">This subsection should:</text:span></text:span></text:p>
      <text:p text:style-name="P17"><text:span text:style-name="page_20_number"><text:span text:style-name="T13">(1)<text:tab/>Provide a complete list of all documents referenced elsewhere in the SRS, or in a separate, specified document.</text:span></text:span></text:p>
      <text:p text:style-name="P17"><text:span text:style-name="page_20_number"><text:span text:style-name="T13">(2)<text:tab/>Identify each document by title, report number - if applicable - date, and publishing organization.</text:span></text:span></text:p>
      <text:p text:style-name="P17"><text:span text:style-name="page_20_number"><text:span text:style-name="T13">(3)<text:tab/>Specify the sources from which the references can be obtained. </text:span></text:span></text:p>
      <text:p text:style-name="Standard"><text:span text:style-name="page_20_number"><text:span text:style-name="T13">This information may be provided by reference to an appendix or to another document.</text:span></text:span></text:p>
      <text:h text:style-name="Heading_20_2" text:outline-level="2"><text:bookmark-start text:name="_Toc7"/><text:span text:style-name="page_20_number"><text:span text:style-name="T6">1.5 Overview</text:span></text:span><text:bookmark-end text:name="_Toc7"/></text:h>
      <text:p text:style-name="Standard"><text:span text:style-name="page_20_number"><text:span text:style-name="T13">This subsection should:</text:span></text:span></text:p>
      <text:p text:style-name="P17"><text:span text:style-name="page_20_number"><text:span text:style-name="T13">(1) Describe what the rest of the SRS contains</text:span></text:span></text:p>
      <text:p text:style-name="P17"><text:span text:style-name="page_20_number"><text:span text:style-name="T13">(2) Explain how the SRS is organized.</text:span></text:span></text:p>
      <text:h text:style-name="Heading_20_1" text:outline-level="1"><text:bookmark-start text:name="_Toc8"/><text:span text:style-name="page_20_number"><text:span text:style-name="T6">2. General Description</text:span></text:span><text:bookmark-end text:name="_Toc8"/></text:h>
      <text:p text:style-name="Standard"><text:span text:style-name="page_20_number"><text:span text:style-name="T13">This section of the SRS should describe the general factors that affect 'the product and its requirements. <text:s/>It should be made clear that this section does not state specific requirements; it only makes those requirements easier to understand.</text:span></text:span></text:p>
      <text:h text:style-name="Heading_20_2" text:outline-level="2"><text:bookmark-start text:name="_Toc9"/><text:span text:style-name="page_20_number"><text:span text:style-name="T6">2.1 Product Perspective</text:span></text:span><text:bookmark-end text:name="_Toc9"/></text:h>
      <text:p text:style-name="Standard"><text:span text:style-name="page_20_number"><text:span text:style-name="T13">This subsection of the SRS puts the product into perspective with other related products or</text:span></text:span></text:p>
      <text:p text:style-name="Standard"><text:span text:style-name="page_20_number"><text:span text:style-name="T13">projects. <text:s/>(See the IEEE Guide to SRS for more details).</text:span></text:span></text:p>
      <text:h text:style-name="Heading_20_2" text:outline-level="2"><text:bookmark-start text:name="_Toc10"/><text:soft-page-break/><text:span text:style-name="page_20_number"><text:span text:style-name="T6">2.2 Product Functions</text:span></text:span><text:bookmark-end text:name="_Toc10"/></text:h>
      <text:p text:style-name="Text_20_body"><text:span text:style-name="page_20_number">This subsection of the SRS should provide a summary of the functions that the software will perform. </text:span></text:p>
      <text:h text:style-name="Heading_20_2" text:outline-level="2"><text:bookmark-start text:name="_Toc11"/><text:span text:style-name="page_20_number"><text:span text:style-name="T6">2.3 User Characteristics</text:span></text:span><text:bookmark-end text:name="_Toc11"/></text:h>
      <text:p text:style-name="Text_20_body"><text:span text:style-name="page_20_number">This subsection of the SRS should describe those general characteristics of the eventual users of the product that will affect the specific requirements. <text:s/>(See the IEEE Guide to SRS for more details).</text:span></text:p>
      <text:h text:style-name="Heading_20_2" text:outline-level="2"><text:bookmark-start text:name="_Toc12"/><text:span text:style-name="page_20_number"><text:span text:style-name="T6">2.4 General Constraints</text:span></text:span><text:bookmark-end text:name="_Toc12"/></text:h>
      <text:p text:style-name="Standard"><text:span text:style-name="page_20_number"><text:span text:style-name="T13">This subsection of the SRS should provide a general description of any other items that will</text:span></text:span></text:p>
      <text:p text:style-name="Standard"><text:span text:style-name="page_20_number"><text:span text:style-name="T13">limit the developer’s options for designing the system. (See the IEEE Guide to SRS for a partial list of possible general constraints).</text:span></text:span></text:p>
      <text:h text:style-name="Heading_20_2" text:outline-level="2"><text:bookmark-start text:name="_Toc13"/><text:span text:style-name="page_20_number"><text:span text:style-name="T6">2.5 Assumptions and Dependencies</text:span></text:span><text:bookmark-end text:name="_Toc13"/></text:h>
      <text:p text:style-name="Text_20_body"><text:span text:style-name="page_20_number">This subsection of the SRS should list each of the factors that affect the requirements stated in the SRS. These factors are not design constraints on the software but are, rather, any changes to them that can affect the requirements in the SRS. For example, an assumption might be that a specific operating system will be available on the hardware designated for the software product. If, in fact, the operating system is not available, the SRS would then have to change accordingly.</text:span></text:p>
      <text:h text:style-name="Heading_20_1" text:outline-level="1"><text:bookmark-start text:name="_Toc14"/><text:span text:style-name="page_20_number"><text:span text:style-name="T6">3. Specific Requirements</text:span></text:span><text:bookmark-end text:name="_Toc14"/></text:h>
      <text:p text:style-name="Text_20_body"><text:span text:style-name="page_20_number">This will be the largest and most important section of the SRS. <text:s/>The customer requirements will be embodied within Section 2, but this section will give the D-requirements that are used to guide the project’s software design, implementation, and testing.</text:span></text:p>
      <text:p text:style-name="Text_20_body"><text:span text:style-name="page_20_number"/></text:p>
      <text:p text:style-name="Text_20_body"><text:span text:style-name="page_20_number">Each requirement in this section should be:</text:span></text:p>
      <text:list xml:id="list3977786486" text:style-name="WWNum2">
        <text:list-item>
          <text:p text:style-name="P19"><text:span text:style-name="page_20_number">Correct</text:span></text:p>
        </text:list-item>
        <text:list-item>
          <text:p text:style-name="P19"><text:span text:style-name="page_20_number">Traceable (both forward and backward to prior/future artifacts)</text:span></text:p>
        </text:list-item>
        <text:list-item>
          <text:p text:style-name="P19"><text:span text:style-name="page_20_number">Unambiguous</text:span></text:p>
        </text:list-item>
        <text:list-item>
          <text:p text:style-name="P19"><text:span text:style-name="page_20_number">Verifiable (i.e., testable)</text:span></text:p>
        </text:list-item>
        <text:list-item>
          <text:p text:style-name="P19"><text:span text:style-name="page_20_number">Prioritized (with respect to importance and/or stability)</text:span></text:p>
        </text:list-item>
        <text:list-item>
          <text:p text:style-name="P19"><text:span text:style-name="page_20_number">Complete</text:span></text:p>
        </text:list-item>
        <text:list-item>
          <text:p text:style-name="P19"><text:span text:style-name="page_20_number">Consistent</text:span></text:p>
        </text:list-item>
        <text:list-item>
          <text:p text:style-name="P19"><text:span text:style-name="page_20_number">Uniquely identifiable (usually via numbering like 3.4.5.6)</text:span></text:p>
        </text:list-item>
      </text:list>
      <text:p text:style-name="Text_20_body"><text:span text:style-name="page_20_number"/></text:p>
      <text:p text:style-name="Text_20_body"><text:span text:style-name="page_20_number">Attention should be paid to the carefully organize the requirements presented in this section so that they may easily accessed and understood. <text:s/>Furthermore, this SRS is not the software design document, therefore one should avoid the tendency to over-constrain (and therefore design) the software project within this SRS.</text:span></text:p>
      <text:h text:style-name="Heading_20_2" text:outline-level="2"><text:bookmark-start text:name="_Toc15"/><text:soft-page-break/><text:span text:style-name="page_20_number"><text:span text:style-name="T6">3.1 External Interface Requirements</text:span></text:span><text:bookmark-end text:name="_Toc15"/></text:h>
      <text:h text:style-name="Heading_20_3" text:outline-level="3"><text:bookmark-start text:name="_Toc16"/><text:span text:style-name="page_20_number"><text:span text:style-name="T6">3.1.1 User Interfaces</text:span></text:span><text:bookmark-end text:name="_Toc16"/></text:h>
      <text:h text:style-name="Heading_20_3" text:outline-level="3"><text:bookmark-start text:name="_Toc17"/><text:span text:style-name="page_20_number"><text:span text:style-name="T6">3.1.2 Hardware Interfaces</text:span></text:span><text:bookmark-end text:name="_Toc17"/></text:h>
      <text:h text:style-name="Heading_20_3" text:outline-level="3"><text:bookmark-start text:name="_Toc18"/><text:span text:style-name="page_20_number"><text:span text:style-name="T6">3.1.3 Software Interfaces</text:span></text:span><text:bookmark-end text:name="_Toc18"/></text:h>
      <text:h text:style-name="Heading_20_3" text:outline-level="3"><text:bookmark-start text:name="_Toc19"/><text:span text:style-name="page_20_number"><text:span text:style-name="T6">3.1.4 Communications Interfaces</text:span></text:span><text:bookmark-end text:name="_Toc19"/></text:h>
      <text:h text:style-name="Heading_20_2" text:outline-level="2"><text:bookmark-start text:name="_Toc20"/><text:span text:style-name="page_20_number"><text:span text:style-name="T6">3.2 Functional Requirements</text:span></text:span><text:bookmark-end text:name="_Toc20"/></text:h>
      <text:p text:style-name="Text_20_body"><text:span text:style-name="page_20_number">This section describes specific features of the software project. <text:s/>If desired, some requirements may be specified in the use-case format and listed in the Use Cases Section.</text:span></text:p>
      <text:h text:style-name="Heading_20_3" text:outline-level="3"><text:bookmark-start text:name="_Toc21"/><text:span text:style-name="page_20_number"><text:span text:style-name="T6">3.2.1 &lt;Functional Requirement or Feature #1&gt;</text:span></text:span><text:bookmark-end text:name="_Toc21"/></text:h>
      <text:p text:style-name="Standard"><text:span text:style-name="page_20_number">3.2.1.1 Introduction</text:span></text:p>
      <text:p text:style-name="Standard"><text:span text:style-name="page_20_number">3.2.1.2 Inputs</text:span></text:p>
      <text:p text:style-name="Standard"><text:span text:style-name="page_20_number">3.2.1.3 Processing</text:span></text:p>
      <text:p text:style-name="Standard"><text:span text:style-name="page_20_number">3.2.1.4 Outputs</text:span></text:p>
      <text:p text:style-name="Standard"><text:span text:style-name="page_20_number">3.2.1.5 Error Handling</text:span></text:p>
      <text:h text:style-name="Heading_20_3" text:outline-level="3"><text:bookmark-start text:name="_Toc22"/><text:span text:style-name="page_20_number"><text:span text:style-name="T6">3.2.2 &lt;Functional Requirement or Feature #2&gt;</text:span></text:span><text:bookmark-end text:name="_Toc22"/></text:h>
      <text:p text:style-name="Standard"><text:span text:style-name="page_20_number">…</text:span></text:p>
      <text:h text:style-name="Heading_20_2" text:outline-level="2"><text:bookmark-start text:name="_Toc23"/><text:span text:style-name="page_20_number"><text:span text:style-name="T6">3.3 Classes / Objects</text:span></text:span><text:bookmark-end text:name="_Toc23"/></text:h>
      <text:h text:style-name="Heading_20_3" text:outline-level="3"><text:bookmark-start text:name="_Toc24"/><text:span text:style-name="page_20_number"><text:span text:style-name="T6">3.3.1 &lt;Class / Object #1&gt;</text:span></text:span><text:bookmark-end text:name="_Toc24"/></text:h>
      <text:p text:style-name="Standard"><text:span text:style-name="page_20_number"/></text:p>
      <text:p text:style-name="Standard"><text:span text:style-name="page_20_number">3.3.1.1 Attributes</text:span></text:p>
      <text:p text:style-name="Standard"><text:span text:style-name="page_20_number">3.3.1.2 Functions</text:span></text:p>
      <text:p text:style-name="Standard"><text:span text:style-name="page_20_number">&lt;Reference to functional requirements and/or use cases&gt;</text:span></text:p>
      <text:h text:style-name="Heading_20_3" text:outline-level="3"><text:bookmark-start text:name="_Toc25"/><text:span text:style-name="page_20_number"><text:span text:style-name="T6">3.3.2 &lt;Class / Object #2&gt;</text:span></text:span><text:bookmark-end text:name="_Toc25"/></text:h>
      <text:p text:style-name="Standard"><text:span text:style-name="page_20_number">…</text:span></text:p>
      <text:h text:style-name="Heading_20_2" text:outline-level="2"><text:bookmark-start text:name="_Toc26"/><text:span text:style-name="page_20_number"><text:span text:style-name="T6">3.4 Non-Functional Requirements</text:span></text:span><text:bookmark-end text:name="_Toc26"/></text:h>
      <text:p text:style-name="Text_20_body"><text:span text:style-name="page_20_number">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etc). </text:span></text:p>
      <text:h text:style-name="Heading_20_3" text:outline-level="3"><text:bookmark-start text:name="_Toc27"/><text:soft-page-break/><text:span text:style-name="page_20_number"><text:span text:style-name="T6">3.4.1 Performance</text:span></text:span><text:bookmark-end text:name="_Toc27"/></text:h>
      <text:h text:style-name="Heading_20_3" text:outline-level="3"><text:bookmark-start text:name="_Toc28"/><text:span text:style-name="page_20_number"><text:span text:style-name="T6">3.4.2 Reliability</text:span></text:span><text:bookmark-end text:name="_Toc28"/></text:h>
      <text:h text:style-name="Heading_20_3" text:outline-level="3"><text:bookmark-start text:name="_Toc29"/><text:span text:style-name="page_20_number"><text:span text:style-name="T6">3.4.3 Availability</text:span></text:span><text:bookmark-end text:name="_Toc29"/></text:h>
      <text:h text:style-name="Heading_20_3" text:outline-level="3"><text:bookmark-start text:name="_Toc30"/><text:span text:style-name="page_20_number"><text:span text:style-name="T6">3.4.4 Security</text:span></text:span><text:bookmark-end text:name="_Toc30"/></text:h>
      <text:h text:style-name="Heading_20_3" text:outline-level="3"><text:bookmark-start text:name="_Toc31"/><text:span text:style-name="page_20_number"><text:span text:style-name="T6">3.4.5 Maintainability</text:span></text:span><text:bookmark-end text:name="_Toc31"/></text:h>
      <text:h text:style-name="Heading_20_3" text:outline-level="3"><text:bookmark-start text:name="_Toc32"/><text:span text:style-name="page_20_number"><text:span text:style-name="T6">3.4.6 Portability</text:span></text:span><text:bookmark-end text:name="_Toc32"/></text:h>
      <text:p text:style-name="Standard"><text:span text:style-name="page_20_number"/></text:p>
      <text:p text:style-name="Standard"><text:span text:style-name="page_20_number"/></text:p>
      <text:h text:style-name="Heading_20_2" text:outline-level="2"><text:bookmark-start text:name="_Toc33"/><text:span text:style-name="page_20_number"><text:span text:style-name="T6">3.5 Inverse Requirements</text:span></text:span><text:bookmark-end text:name="_Toc33"/></text:h>
      <text:p text:style-name="Text_20_body"><text:span text:style-name="page_20_number">State any *useful* inverse requirements.</text:span></text:p>
      <text:h text:style-name="Heading_20_2" text:outline-level="2"><text:bookmark-start text:name="_Toc34"/><text:span text:style-name="page_20_number"><text:span text:style-name="T6">3.6 Design Constraints</text:span></text:span><text:bookmark-end text:name="_Toc34"/></text:h>
      <text:p text:style-name="Text_20_body"><text:span text:style-name="page_20_number">Specify design constrains imposed by other standards, company policies, hardware limitation, etc. that will impact this software project.</text:span></text:p>
      <text:h text:style-name="Heading_20_2" text:outline-level="2"><text:bookmark-start text:name="_Toc35"/><text:span text:style-name="page_20_number"><text:span text:style-name="T6">3.7 Logical Database Requirements</text:span></text:span><text:bookmark-end text:name="_Toc35"/></text:h>
      <text:p text:style-name="Text_20_body"><text:span text:style-name="page_20_number">Will a database be used? <text:s/>If so, what logical requirements exist for data formats, storage capabilities, data retention, data integrity, etc.</text:span></text:p>
      <text:h text:style-name="Heading_20_2" text:outline-level="2"><text:bookmark-start text:name="_Toc36"/><text:span text:style-name="page_20_number"><text:span text:style-name="T6">3.8 Other Requirements</text:span></text:span><text:bookmark-end text:name="_Toc36"/></text:h>
      <text:p text:style-name="Text_20_body"><text:span text:style-name="page_20_number">Catchall section for any additional requirements.</text:span></text:p>
      <text:h text:style-name="Heading_20_1" text:outline-level="1"><text:bookmark-start text:name="_Toc37"/><text:span text:style-name="page_20_number"><text:span text:style-name="T6">A. Appendices</text:span></text:span><text:bookmark-end text:name="_Toc37"/></text:h>
      <text:p text:style-name="Text_20_body"><text:span text:style-name="page_20_number">Appendices may be used to provide additional (and hopefully helpful) information. <text:s/>If present, the SRS should explicitly state whether the information contained within an appendix is to be considered as a part of the SRS’s overall set of requirements.</text:span></text:p>
      <text:p text:style-name="P9"><text:span text:style-name="page_20_number"/></text:p>
      <text:p text:style-name="Standard"><text:span text:style-name="page_20_number"><text:span text:style-name="T13">Example Appendices could include (initial) conceptual documents for the software project, marketing materials, minutes of meetings with the customer(s), etc.</text:span></text:span></text:p>
      <text:h text:style-name="Heading_20_2" text:outline-level="2"><text:bookmark-start text:name="_Toc38"/><text:span text:style-name="page_20_number"><text:span text:style-name="T6">A.1 Appendix 1</text:span></text:span><text:bookmark-end text:name="_Toc38"/></text:h>
      <text:h text:style-name="Heading_20_2" text:outline-level="2"><text:bookmark-start text:name="_Toc39"/><text:span text:style-name="page_20_number"><text:span text:style-name="T6">A.2 Appendix 2</text:span></text:span><text:bookmark-end text:name="_Toc3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Arial Unicode MS" svg:font-family="'Arial Unicode MS'"/>
    <style:font-face style:name="Lohit Devanagari1" svg:font-family="'Lohit Devanagari'"/>
    <style:font-face style:name="Liberation Mono" svg:font-family="'Liberation Mono'" style:font-family-generic="modern" style:font-pitch="fixed"/>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Arial Unicode MS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false" style:font-name-asian="Arial Unicode MS1" style:font-size-asian="10pt" style:language-asian="en" style:country-asian="US" style:font-name-complex="Times New Roman1" style:font-size-complex="10pt" style:language-complex="ar" style:country-complex="SA"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padding="0cm" fo:border="none" style:writing-mode="lr-tb">
        <style:tab-stops>
          <style:tab-stop style:position="0.318cm"/>
          <style:tab-stop style:position="0.635cm"/>
          <style:tab-stop style:position="1.27cm"/>
        </style:tab-stops>
      </style:paragraph-properties>
      <style:text-properties fo:color="#000000" style:font-name="Times" fo:font-family="Times" style:font-family-generic="roman" style:font-pitch="variable" fo:font-size="12pt" style:text-underline-style="none" style:font-size-asian="12pt"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writing-mode="lr-tb">
        <style:tab-stops>
          <style:tab-stop style:position="0.318cm"/>
          <style:tab-stop style:position="0.635cm"/>
          <style:tab-stop style:position="1.27cm"/>
        </style:tab-stops>
      </style:paragraph-properties>
      <style:text-properties fo:color="#000000" style:font-name="Times" fo:font-family="Times" style:font-family-generic="roman" style:font-pitch="variable" fo:font-size="12pt" fo:font-style="italic" style:text-underline-style="none" style:font-size-asian="12pt" style:font-style-asian="italic" style:font-name-complex="Arial Unicode MS1" style:font-family-complex="'Arial Unicode MS'" style:font-family-generic-complex="system" style:font-pitch-complex="variable"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212cm" loext:contextual-spacing="false" fo:text-align="start" style:justify-single-word="false" fo:orphans="2" fo:widows="2" fo:keep-with-next="always" style:writing-mode="lr-tb">
        <style:tab-stops>
          <style:tab-stop style:position="0.318cm"/>
          <style:tab-stop style:position="0.635cm"/>
          <style:tab-stop style:position="1.27cm"/>
        </style:tab-stops>
      </style:paragraph-properties>
      <style:text-properties fo:color="#000000" style:font-name="Times" fo:font-family="Times" style:font-family-generic="roman" style:font-pitch="variable" fo:font-size="16pt" style:text-underline-style="none" fo:font-weight="bold" style:font-name-asian="Times1" style:font-family-asian="Times" style:font-family-generic-asian="system" style:font-pitch-asian="variable" style:font-size-asian="16pt" style:font-weight-asian="bold" style:font-name-complex="Times1" style:font-family-complex="Time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212cm" loext:contextual-spacing="false" fo:text-align="start" style:justify-single-word="false" fo:orphans="2" fo:widows="2" fo:keep-with-next="always" style:writing-mode="lr-tb">
        <style:tab-stops>
          <style:tab-stop style:position="0.318cm"/>
          <style:tab-stop style:position="0.635cm"/>
          <style:tab-stop style:position="1.27cm"/>
        </style:tab-stops>
      </style:paragraph-properties>
      <style:text-properties fo:color="#000000" style:font-name="Times" fo:font-family="Times" style:font-family-generic="roman" style:font-pitch="variable" fo:font-size="14pt" style:text-underline-style="none" fo:font-weight="bold" style:font-name-asian="Times1" style:font-family-asian="Times" style:font-family-generic-asian="system" style:font-pitch-asian="variable" style:font-size-asian="14pt" style:font-weight-asian="bold" style:font-name-complex="Times1" style:font-family-complex="Times"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212cm" fo:margin-bottom="0.106cm" loext:contextual-spacing="false" fo:text-align="start" style:justify-single-word="false" fo:orphans="2" fo:widows="2" fo:keep-with-next="always" style:writing-mode="lr-tb">
        <style:tab-stops>
          <style:tab-stop style:position="0.318cm"/>
          <style:tab-stop style:position="0.635cm"/>
          <style:tab-stop style:position="1.27cm"/>
        </style:tab-stops>
      </style:paragraph-properties>
      <style:text-properties fo:color="#000000" style:font-name="Times" fo:font-family="Times" style:font-family-generic="roman" style:font-pitch="variable" fo:font-size="12pt" style:text-underline-style="none" fo:font-weight="bold" style:font-name-asian="Times1" style:font-family-asian="Times" style:font-family-generic-asian="system" style:font-pitch-asian="variable" style:font-size-asian="12pt" style:font-weight-asian="bold" style:font-name-complex="Times1" style:font-family-complex="Times" style:font-family-generic-complex="system" style:font-pitch-complex="variable" style:font-size-complex="12pt" style:font-weight-complex="bold"/>
    </style:style>
    <style:style style:name="Header" style:family="paragraph" style:parent-style-name="Standard" style:default-outline-level="" style:class="extra">
      <style:paragraph-properties fo:text-align="start" style:justify-single-word="false" fo:orphans="2" fo:widows="2" style:writing-mode="lr-tb">
        <style:tab-stops>
          <style:tab-stop style:position="0.318cm"/>
          <style:tab-stop style:position="0.635cm"/>
          <style:tab-stop style:position="1.27cm"/>
          <style:tab-stop style:position="7.62cm" style:type="center"/>
          <style:tab-stop style:position="15.24cm" style:type="right"/>
        </style:tab-stops>
      </style:paragraph-properties>
      <style:text-properties fo:color="#000000" style:font-name="Times" fo:font-family="Times" style:font-family-generic="roman" style:font-pitch="variable" fo:font-size="12pt" style:text-underline-style="none" style:font-size-asian="12pt" style:font-name-complex="Arial Unicode MS1" style:font-family-complex="'Arial Unicode MS'" style:font-family-generic-complex="system" style:font-pitch-complex="variable" style:font-size-complex="12pt"/>
    </style:style>
    <style:style style:name="Footer" style:family="paragraph" style:parent-style-name="Standard" style:default-outline-level="" style:class="extra">
      <style:paragraph-properties fo:text-align="start" style:justify-single-word="false" fo:orphans="2" fo:widows="2" style:writing-mode="lr-tb">
        <style:tab-stops>
          <style:tab-stop style:position="0.318cm"/>
          <style:tab-stop style:position="0.635cm"/>
          <style:tab-stop style:position="1.27cm"/>
          <style:tab-stop style:position="7.62cm" style:type="center"/>
          <style:tab-stop style:position="15.24cm" style:type="right"/>
        </style:tab-stops>
      </style:paragraph-properties>
      <style:text-properties fo:color="#000000" style:font-name="Times" fo:font-family="Times" style:font-family-generic="roman" style:font-pitch="variable" fo:font-size="12pt" style:text-underline-style="none" style:font-size-asian="12pt" style:font-name-complex="Arial Unicode MS1" style:font-family-complex="'Arial Unicode MS'" style:font-family-generic-complex="system" style:font-pitch-complex="variable" style:font-size-complex="12pt"/>
    </style:style>
    <style:style style:name="Title" style:family="paragraph" style:parent-style-name="Standard" style:default-outline-level="" style:class="chapter">
      <style:paragraph-properties fo:text-align="center" style:justify-single-word="false" fo:orphans="2" fo:widows="2" style:writing-mode="lr-tb">
        <style:tab-stops>
          <style:tab-stop style:position="0.318cm"/>
          <style:tab-stop style:position="0.635cm"/>
          <style:tab-stop style:position="1.27cm"/>
        </style:tab-stops>
      </style:paragraph-properties>
      <style:text-properties fo:color="#000000" style:font-name="Times" fo:font-family="Times" style:font-family-generic="roman" style:font-pitch="variable" fo:font-size="16pt" style:text-underline-style="none" fo:font-weight="bold" style:font-size-asian="16pt" style:font-weight-asian="bold" style:font-name-complex="Arial Unicode MS1" style:font-family-complex="'Arial Unicode MS'" style:font-family-generic-complex="system" style:font-pitch-complex="variable" style:font-size-complex="16pt" style:font-weight-complex="bold"/>
    </style:style>
    <style:style style:name="Header_20__26__20_Footer" style:display-name="Header &amp; Footer" style:family="paragraph" style:default-outline-level="">
      <style:paragraph-properties fo:text-align="start" style:justify-single-word="false" fo:orphans="2" fo:widows="2" style:writing-mode="lr-tb">
        <style:tab-stops>
          <style:tab-stop style:position="15.91cm" style:type="right"/>
        </style:tab-stops>
      </style:paragraph-properties>
      <style:text-properties fo:color="#000000" style:font-name="Helvetica" fo:font-family="Helvetica" style:font-family-generic="roman" style:font-pitch="variable" fo:font-size="12pt" style:font-name-asian="Helvetica1" style:font-family-asian="Helvetica" style:font-family-generic-asian="system" style:font-pitch-asian="variable" style:font-size-asian="12pt" style:font-name-complex="Helvetica1" style:font-family-complex="Helvetica" style:font-family-generic-complex="system" style:font-pitch-complex="variable" style:font-size-complex="12pt"/>
    </style:style>
    <style:style style:name="Contents_20_1" style:display-name="Contents 1" style:family="paragraph" style:parent-style-name="Standard" style:default-outline-level="" style:class="index">
      <style:paragraph-properties fo:margin-top="0.212cm" fo:margin-bottom="0.212cm" loext:contextual-spacing="false" fo:text-align="start" style:justify-single-word="false" fo:orphans="2" fo:widows="2" style:writing-mode="lr-tb">
        <style:tab-stops>
          <style:tab-stop style:position="16.475cm" style:type="right" style:leader-style="dotted" style:leader-text="."/>
        </style:tab-stops>
      </style:paragraph-properties>
      <style:text-properties fo:text-transform="uppercase" fo:color="#000000" style:font-name="Times" fo:font-family="Times" style:font-family-generic="roman" style:font-pitch="variable" style:text-underline-style="none" fo:font-weight="bold" style:font-name-asian="Times1" style:font-family-asian="Times" style:font-family-generic-asian="system" style:font-pitch-asian="variable" style:font-weight-asian="bold" style:font-name-complex="Times1" style:font-family-complex="Times" style:font-family-generic-complex="system" style:font-pitch-complex="variable" style:font-weight-complex="bold"/>
    </style:style>
    <style:style style:name="Contents_20_2" style:display-name="Contents 2" style:family="paragraph" style:parent-style-name="Standard" style:default-outline-level="" style:class="index">
      <style:paragraph-properties fo:margin-left="0.423cm" fo:margin-right="0cm" fo:text-align="start" style:justify-single-word="false" fo:orphans="2" fo:widows="2" fo:text-indent="0cm" style:auto-text-indent="false" style:writing-mode="lr-tb">
        <style:tab-stops>
          <style:tab-stop style:position="16.475cm" style:type="right" style:leader-style="dotted" style:leader-text="."/>
        </style:tab-stops>
      </style:paragraph-properties>
      <style:text-properties fo:font-variant="small-caps" fo:color="#000000" style:font-name="Times" fo:font-family="Times" style:font-family-generic="roman" style:font-pitch="variable" style:text-underline-style="none" style:font-name-asian="Times1" style:font-family-asian="Times" style:font-family-generic-asian="system" style:font-pitch-asian="variable" style:font-name-complex="Times1" style:font-family-complex="Times" style:font-family-generic-complex="system" style:font-pitch-complex="variable"/>
    </style:style>
    <style:style style:name="Contents_20_3" style:display-name="Contents 3" style:family="paragraph" style:parent-style-name="Standard" style:default-outline-level="" style:class="index">
      <style:paragraph-properties fo:margin-left="0.847cm" fo:margin-right="0cm" fo:text-align="start" style:justify-single-word="false" fo:orphans="2" fo:widows="2" fo:text-indent="0cm" style:auto-text-indent="false" style:writing-mode="lr-tb">
        <style:tab-stops>
          <style:tab-stop style:position="16.475cm" style:type="right" style:leader-style="dotted" style:leader-text="."/>
        </style:tab-stops>
      </style:paragraph-properties>
      <style:text-properties fo:color="#000000" style:font-name="Times" fo:font-family="Times" style:font-family-generic="roman" style:font-pitch="variable" fo:font-style="italic" style:text-underline-style="none" style:font-name-asian="Times1" style:font-family-asian="Times" style:font-family-generic-asian="system" style:font-pitch-asian="variable" style:font-style-asian="italic" style:font-name-complex="Times1" style:font-family-complex="Times" style:font-family-generic-complex="system" style:font-pitch-complex="variable"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page_20_number" style:display-name="page number" style:family="text"/>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0.318cm"/>
          <style:tab-stop style:position="0.635cm"/>
          <style:tab-stop style:position="1.27cm"/>
          <style:tab-stop style:position="8.255cm" style:type="center"/>
          <style:tab-stop style:position="16.475cm" style:type="right"/>
        </style:tab-stops>
      </style:paragraph-properties>
    </style:style>
    <style:style style:name="MP2" style:family="paragraph" style:parent-style-name="Footer">
      <style:paragraph-properties>
        <style:tab-stops>
          <style:tab-stop style:position="0.318cm"/>
          <style:tab-stop style:position="0.635cm"/>
          <style:tab-stop style:position="1.27cm"/>
          <style:tab-stop style:position="8.255cm" style:type="center"/>
          <style:tab-stop style:position="16.475cm" style:type="right"/>
        </style:tab-stops>
      </style:paragraph-properties>
    </style:style>
    <style:style style:name="MT1"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tab/><text:tab/></text:span></text:p>
      </style:header>
      <style:footer>
        <text:p text:style-name="MP2"><text:span text:style-name="page_20_number">CS 258 Software Engineering <text:s text:c="27"/><text:tab/>Software Requirements Specification Template<text:tab/><text:tab/></text:span></text:p>
      </style:footer>
    </style:master-page>
    <style:master-page style:name="Converted1" style:page-layout-name="Mpm1">
      <style:header>
        <text:p text:style-name="MP1"><text:span text:style-name="page_20_number"><text:tab/><text:tab/></text:span><text:span text:style-name="page_20_number">Leave Management System</text:span></text:p>
      </style:header>
      <style:footer>
        <text:p text:style-name="MP2"><text:span text:style-name="page_20_number">Software Requirements Specification<text:tab/><text:tab/>Page </text:span><text:span text:style-name="page_20_number"><text:page-number text:select-page="current">4</text:page-number></text:span><text:span text:style-name="page_20_number"><text:tab/><text:tab/></text:span></text:p>
      </style:footer>
    </style:master-page>
    <style:master-page style:name="Converted2" style:page-layout-name="Mpm1" style:next-style-name="Converted1">
      <style:header>
        <text:p text:style-name="Header_20__26__20_Footer"/>
      </style:header>
      <style:footer>
        <text:p text:style-name="Header_20__26__20_Footer"/>
      </style:footer>
    </style:master-page>
    <style:master-page style:name="First_20_Page" style:display-name="First Page" style:page-layout-name="Mpm2" style:next-style-name="Standard"/>
    <style:master-page style:name="Converted3" style:page-layout-name="Mpm1">
      <style:header>
        <text:p text:style-name="MP1"><text:span text:style-name="page_20_number"><text:tab/><text:tab/></text:span><text:span text:style-name="page_20_number">Leave management system </text:span></text:p>
      </style:header>
      <style:footer>
        <text:p text:style-name="MP2"><text:span text:style-name="page_20_number">Software Requirements Specification<text:tab/><text:tab/>Page </text:span><text:span text:style-name="page_20_number"><text:page-number text:select-page="current">5</text:page-number></text:span><text:span text:style-name="page_20_number"><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meta:editing-cycles>
    <meta:creation-date>2016-01-13T05:58:00</meta:creation-date>
    <dc:date>2018-01-23T09:55:41.709795151</dc:date>
    <meta:editing-duration>PT3H11M33S</meta:editing-duration>
    <meta:generator>LibreOffice/5.4.2.2$Linux_X86_64 LibreOffice_project/40m0$Build-2</meta:generator>
    <meta:document-statistic meta:table-count="2" meta:image-count="0" meta:object-count="0" meta:page-count="11" meta:paragraph-count="200" meta:word-count="1532" meta:character-count="10092" meta:non-whitespace-character-count="86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